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2400000024FE536FB2.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style:font-name="Times New Roman" fo:font-size="12pt" fo:font-style="normal" fo:font-weight="normal" style:font-name-asian="SimSun" style:font-size-asian="12pt" style:font-style-asian="normal" style:font-weight-asian="normal" style:font-name-complex="Lucida Sans" style:font-size-complex="12pt" style:font-style-complex="normal" style:font-weight-complex="normal"/>
    </style:style>
    <style:style style:name="P4" style:family="paragraph" style:parent-style-name="Preformatted_20_Text">
      <style:text-properties fo:font-style="normal" style:font-style-asian="normal" style:font-style-complex="normal"/>
    </style:style>
    <style:style style:name="P5" style:family="paragraph" style:parent-style-name="Table_20_Contents">
      <style:paragraph-properties fo:text-align="justify" style:justify-single-word="false"/>
    </style:style>
    <style:style style:name="P6" style:family="paragraph" style:parent-style-name="Heading_20_1">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New" fo:font-size="10pt" fo:font-style="normal" style:font-name-asian="Courier New" style:font-size-asian="10pt" style:font-style-asian="normal" style:font-name-complex="Courier New" style:font-size-complex="10pt"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52cm" fo:text-indent="-0.885cm" fo:margin-left="1.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H in ODT</text:p>
      <text:h text:style-name="Heading_20_1" text:outline-level="1">Abstract</text:h>
      <text:p text:style-name="P3">To include an abstract, use a style <text:span text:style-name="T1">Heading1</text:span> with the word “Abstract” or “Summary”.</text:p>
      <text:h text:style-name="Heading_20_1" text:outline-level="1">Title and subtitle</text:h>
      <text:p text:style-name="P1"><text:span text:style-name="T2">We can specify the title of the paper by using the style </text:span><text:span text:style-name="T1">Title</text:span><text:span text:style-name="T2">, and the subtitle by using the style </text:span><text:span text:style-name="T1">Subtitle</text:span><text:span text:style-name="T2">. The style panel is shown when clicking on the button </text:span><text:span text:style-name="T2"><draw:frame draw:style-name="fr1" draw:name="graphics1" text:anchor-type="as-char" svg:width="0.436cm" svg:height="0.429cm" draw:z-index="0"><draw:image xlink:href="Pictures/100002010000002400000024FE536FB2.png" xlink:type="simple" xlink:show="embed" xlink:actuate="onLoad"/></draw:frame></text:span><text:span text:style-name="T2"> on the OpenOffice toolbar, or pressing </text:span><text:span text:style-name="T1">CTRL+T</text:span><text:span text:style-name="T2"> (Win), </text:span><text:span text:style-name="T1">CMD+T</text:span><text:span text:style-name="T2"> (Mac)</text:span><text:span text:style-name="T2"> or F11 (Linux).</text:span></text:p>
      <text:p text:style-name="Text_20_body"><text:span text:style-name="T3">Note:</text:span><text:span text:style-name="T2"> If you don't know how to select the styles of a text see a full version of this document </text:span><text:span text:style-name="T2"><text:bookmark-ref text:reference-format="number-all-superior" text:ref-name="__RefNumPara__10868_1483899655">[1]</text:bookmark-ref></text:span><text:span text:style-name="T2">.</text:span></text:p>
      <text:h text:style-name="P6" text:outline-level="1">Authors and affiliations</text:h>
      <text:p text:style-name="P1">Besides writing the authors in the text, you have to add them as metadata. To do so, <text:span text:style-name="T2"><text:s/>one has to open the properties of the current document by clicking on “File” and then “Properties...”. <text:s/></text:span><text:span text:style-name="T2">I</text:span><text:span text:style-name="T2">n the “Custom Properties” panel, we can add additional metadata to the document by clicking on the button “Add”. The information about an author must be specified by using the property starting with </text:span><text:span text:style-name="T1">Author</text:span><text:span text:style-name="T2"> (e.g., Author_1, Author_</text:span><text:span text:style-name="T2">2, Author_3, etc.</text:span><text:span text:style-name="T2">). </text:span><text:span text:style-name="T2">T</text:span><text:span text:style-name="T2">he type is “text” and, for the value, please provide one author with the format: “Name -- email -- University”, for example: <text:s text:c="2"/></text:span></text:p>
      <text:p text:style-name="P4">Silvio Peroni -- silvio.peroni@unibo.it -- Department of Computer Science and Engineering, University of Bologna, Bologna, Italy </text:p>
      <text:h text:style-name="Heading_20_1" text:outline-level="1">Keywords </text:h>
      <text:p text:style-name="P1"><text:span text:style-name="T2">Similarly to the metadata of the authors, please add a custom property (File&gt;Properties&gt;Custom Properties) with the name “Keywords”. U</text:span><text:span text:style-name="T2">se “--” as separator </text:span><text:span text:style-name="T2">for multiple keywords, e.g. </text:span><text:span text:style-name="T5">RDF <text:s/>-- </text:span><text:span text:style-name="T5">SPARQL</text:span></text:p>
      <text:h text:style-name="Heading_20_1" text:outline-level="1">Sections</text:h>
      <text:p text:style-name="P1"><text:span text:style-name="T2">Sections are pure structural constructs that allow one to organise the various textual blocks of a document according to appropriate hierarchies. In OpenOffice, any new section is implicitly defined by specifying a new heading </text:span><text:span text:style-name="T2">with</text:span><text:span text:style-name="T2"> the appropriate style: </text:span><text:span text:style-name="T1">Heading 1</text:span><text:span text:style-name="T2">, </text:span><text:span text:style-name="T1">Heading 2</text:span><text:span text:style-name="T2"> and </text:span><text:span text:style-name="T1">Heading 3</text:span></text:p>
      <text:h text:style-name="Heading_20_1" text:outline-level="1"><text:bookmark-start text:name="__RefHeading__2767_1578839946"/>Text<text:bookmark-end text:name="__RefHeading__2767_1578839946"/></text:h>
      <text:p text:style-name="P1"><text:span text:style-name="T2">The normal paragraphs are defined by means of the standard style </text:span><text:span text:style-name="T1">Text body</text:span><text:span text:style-name="T2">, which is usually selected as default by OpenOffice. </text:span></text:p>
      <text:h text:style-name="Heading_20_1" text:outline-level="1"><text:bookmark-start text:name="__RefHeading__1790_179964520"/>Images, Formulas and Hyperlinks<text:bookmark-end text:name="__RefHeading__1790_179964520"/></text:h>
      <text:p text:style-name="P1"><text:span text:style-name="T4">I</text:span><text:span text:style-name="T4">n order to place the image in the right position within a paragraph, it is important to anchor it as a character. This is possible by right-clicking on the image and then selecting the option “As Character” in the menu “Anchor”, </text:span></text:p>
      <text:p text:style-name="P1"><text:span text:style-name="T4">For formulas, one should access the “Object” option in the “Insert” menu, and then clicking on “Formula”. Now one can use the panel for mathematical formulas in order to create the formula such as </text:span><text:span text:style-name="T4"><draw:frame draw:style-name="fr2" draw:name="Object1" text:anchor-type="as-char" svg:width="0.834cm" svg:height="0.527cm" draw:z-index="1"><draw:object xlink:href="./Object 1" xlink:type="simple" xlink:show="embed" xlink:actuate="onLoad"/><draw:image xlink:href="./ObjectReplacements/Object 1" xlink:type="simple" xlink:show="embed" xlink:actuate="onLoad"/></draw:frame></text:span></text:p>
      <text:p text:style-name="P1"><text:soft-page-break/><text:span text:style-name="T4">Finally, the </text:span><text:a xlink:type="simple" xlink:href="http://github.com/essepuntato/rash" text:style-name="Internet_20_link" text:visited-style-name="Visited_20_Internet_20_Link"><text:span text:style-name="T4">hyperlinks</text:span></text:a><text:span text:style-name="T4"> can be created by </text:span><text:span text:style-name="T4">selecting Insert&gt;Hyperlink in the top menu. </text:span></text:p>
      <text:h text:style-name="Heading_20_1" text:outline-level="1">Captions for figures, tables, listings and formulas</text:h>
      <text:p text:style-name="P1">To insert a caption for figures, tables, listings (to insert a listing click on <text:s/><text:span text:style-name="T2">Insert&gt;Frame in the top menu), or formulas, </text:span><text:span text:style-name="T2">right-click on the </text:span><text:span text:style-name="T2">element </text:span><text:span text:style-name="T2">and select the field “Caption...”. To date, the conversion into RASH <text:s/>forces that all of the previous elements MUST have a caption.</text:span></text:p>
      <text:h text:style-name="P6" text:outline-level="1"><text:bookmark-start text:name="__RefHeading__152_179964520"/>References section<text:bookmark-end text:name="__RefHeading__152_179964520"/></text:h>
      <text:p text:style-name="P1"><text:span text:style-name="T2">The name of the reference section has to be </text:span><text:span text:style-name="T2">either “References” or “Bibliography” </text:span><text:span text:style-name="T2">(with style </text:span><text:span text:style-name="T1">Heading 1)</text:span><text:span text:style-name="T2">. This special section must have a heading and </text:span><text:span text:style-name="T3">only one</text:span><text:span text:style-name="T2"> ordered list containing the full text of a bibliographic reference for each list item. It is worth mentioning that the user can avoid to take care of the order the various references are listed in the reference list, since they will be reordered automatically </text:span><text:span text:style-name="T2">in </text:span><text:span text:style-name="T2"><text:s/>the conversion of the ODT document </text:span><text:span text:style-name="T2">to RASH.</text:span></text:p>
      <text:h text:style-name="P6" text:outline-level="1"><text:bookmark-start text:name="__RefHeading__156_179964520"/>Referring things<text:bookmark-end text:name="__RefHeading__156_179964520"/></text:h>
      <text:p text:style-name="P1"><text:span text:style-name="T2">All the sections, figures, tables, listings, formulas </text:span><text:span text:style-name="T2">and</text:span><text:span text:style-name="T2"> bibliographic references can be referenced within the text by using the OpenOffice cross-reference tool available by selecting the menu “Insert” and then clicking on “Cross-reference...”. The panel that will be opened allows us to specify to what particular object we want to refer to (section “Type”), which object of the selected type should be referenced (section “Selection”), and which referencing style should be used within the document (section “Insert reference to”). </text:span><text:span text:style-name="T2">The typical (non mandatory) styles </text:span><text:span text:style-name="T2">are</text:span><text:span text:style-name="T2"> as follows.</text:span></text:p>
      <table:table table:name="Table1" table:style-name="Table1">
        <table:table-column table:style-name="Table1.A" table:number-columns-repeated="3"/>
        <table:table-row>
          <table:table-cell table:style-name="Table1.A1" office:value-type="string">
            <text:p text:style-name="Table_20_Heading">Object</text:p>
          </table:table-cell>
          <table:table-cell table:style-name="Table1.A1" office:value-type="string">
            <text:p text:style-name="Table_20_Heading">Type</text:p>
          </table:table-cell>
          <table:table-cell table:style-name="Table1.C1" office:value-type="string">
            <text:p text:style-name="Table_20_Heading">Referencing style</text:p>
          </table:table-cell>
        </table:table-row>
        <table:table-row>
          <table:table-cell table:style-name="Table1.A2" office:value-type="string">
            <text:p text:style-name="P5">Section</text:p>
          </table:table-cell>
          <table:table-cell table:style-name="Table1.A2" office:value-type="string">
            <text:p text:style-name="P5">Headings</text:p>
          </table:table-cell>
          <table:table-cell table:style-name="Table1.C2" office:value-type="string">
            <text:p text:style-name="P5">Reference</text:p>
          </table:table-cell>
        </table:table-row>
        <table:table-row>
          <table:table-cell table:style-name="Table1.A2" office:value-type="string">
            <text:p text:style-name="P5">Figure</text:p>
          </table:table-cell>
          <table:table-cell table:style-name="Table1.A2" office:value-type="string">
            <text:p text:style-name="P5">Illustration</text:p>
          </table:table-cell>
          <table:table-cell table:style-name="Table1.C2" office:value-type="string">
            <text:p text:style-name="P5">Category and Number</text:p>
          </table:table-cell>
        </table:table-row>
        <table:table-row>
          <table:table-cell table:style-name="Table1.A2" office:value-type="string">
            <text:p text:style-name="P5">Table</text:p>
          </table:table-cell>
          <table:table-cell table:style-name="Table1.A2" office:value-type="string">
            <text:p text:style-name="P5">Table</text:p>
          </table:table-cell>
          <table:table-cell table:style-name="Table1.C2" office:value-type="string">
            <text:p text:style-name="P5">Category and Number</text:p>
          </table:table-cell>
        </table:table-row>
        <table:table-row>
          <table:table-cell table:style-name="Table1.A2" office:value-type="string">
            <text:p text:style-name="P5">Listing</text:p>
          </table:table-cell>
          <table:table-cell table:style-name="Table1.A2" office:value-type="string">
            <text:p text:style-name="P5">Text</text:p>
          </table:table-cell>
          <table:table-cell table:style-name="Table1.C2" office:value-type="string">
            <text:p text:style-name="P5">Category and Number</text:p>
          </table:table-cell>
        </table:table-row>
        <table:table-row>
          <table:table-cell table:style-name="Table1.A2" office:value-type="string">
            <text:p text:style-name="P5">Formula</text:p>
          </table:table-cell>
          <table:table-cell table:style-name="Table1.A2" office:value-type="string">
            <text:p text:style-name="P5">Illustration</text:p>
          </table:table-cell>
          <table:table-cell table:style-name="Table1.C2" office:value-type="string">
            <text:p text:style-name="P5">Category and Number</text:p>
          </table:table-cell>
        </table:table-row>
        <table:table-row>
          <table:table-cell table:style-name="Table1.A2" office:value-type="string">
            <text:p text:style-name="P5">Bibliographic reference</text:p>
          </table:table-cell>
          <table:table-cell table:style-name="Table1.A2" office:value-type="string">
            <text:p text:style-name="P5">Numbered Paragraphs</text:p>
          </table:table-cell>
          <table:table-cell table:style-name="Table1.C2" office:value-type="string">
            <text:p text:style-name="P5">Number (full context)</text:p>
          </table:table-cell>
        </table:table-row>
        <table:table-row>
          <table:table-cell table:style-name="Table1.A2" office:value-type="string">
            <text:p text:style-name="P5">Footnote</text:p>
          </table:table-cell>
          <table:table-cell table:style-name="Table1.A2" office:value-type="string">
            <text:p text:style-name="P5">Footnote</text:p>
          </table:table-cell>
          <table:table-cell table:style-name="Table1.C2" office:value-type="string">
            <text:p text:style-name="P5">Reference</text:p>
          </table:table-cell>
        </table:table-row>
      </table:table>
      <text:p text:style-name="Table">Table <text:sequence text:ref-name="refTable0" text:name="Table" text:formula="ooow:Table+1" style:num-format="1">1</text:sequence>: The typical (non mandatory) styles for cross-references</text:p>
      <text:h text:style-name="P6" text:outline-level="1">Acknowledgements</text:h>
      <text:p text:style-name="P2">All sections having heading either “Acknowledgement” or “Acknowledgements” are intended as acknowledgements sections. </text:p>
      <text:h text:style-name="P6" text:outline-level="1"><text:bookmark-start text:name="__RefHeading__158_179964520"/>Conversion into RASH<text:bookmark-end text:name="__RefHeading__158_179964520"/></text:h>
      <text:p text:style-name="P1"><text:span text:style-name="T2">Use the online tool </text:span><text:a xlink:type="simple" xlink:href="http://dasplab.cs.unibo.it/rocs" text:style-name="Internet_20_link" text:visited-style-name="Visited_20_Internet_20_Link"><text:span text:style-name="T2">http://dasplab.cs.unibo.it/rocs</text:span></text:a><text:span text:style-name="T2"> OR the java tool </text:span><text:span text:style-name="T2">downloadable at </text:span><text:a xlink:type="simple" xlink:href="http://github.com/essepuntato/rash/tools/odt2rash" text:style-name="Internet_20_link" text:visited-style-name="Visited_20_Internet_20_Link"><text:span text:style-name="T2">http://github.com/essepuntato/rash/tools/odt2rash</text:span></text:a><text:span text:style-name="T2">. To run the application you need to run the following command:</text:span></text:p>
      <text:p text:style-name="P4">java -jar odt2rash.jar -i &lt;input-odt-file&gt; -o &lt;new-output-directory&gt;</text:p>
      <text:h text:style-name="P6" text:outline-level="1"><text:soft-page-break/>References</text:h>
      <text:list xml:id="list1966343609242697432" text:style-name="L1">
        <text:list-item>
          <text:p text:style-name="P7"><text:bookmark-start text:name="__RefNumPara__10868_1483899655"/><text:bookmark-start text:name="__RefHeading__2418_481271866"/>Peroni, S. (2015). RASH in ODT– Documentation. Version 0.2, October 30, 2015. <text:a xlink:type="simple" xlink:href="https://rawgit.com/essepuntato/rash/master/documentation/rash-in-odt.odt" text:style-name="Internet_20_link" text:visited-style-name="Visited_20_Internet_20_Link">https://rawgit.com/essepuntato/rash/master/documentation/rash-in-odt.odt</text:a> <text:bookmark-end text:name="__RefNumPara__10868_1483899655"/><text:bookmark-end text:name="__RefHeading__2418_48127186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5-07-01T09:39:40</meta:creation-date>
    <dc:date>2017-02-14T10:17:27</dc:date>
    <meta:editing-duration>P3DT6H24M1S</meta:editing-duration>
    <meta:editing-cycles>164</meta:editing-cycles>
    <meta:generator>OpenOffice/4.1.1$Unix OpenOffice.org_project/411m6$Build-9775</meta:generator>
    <dc:creator>Silvio Peroni</dc:creator>
    <meta:document-statistic meta:table-count="1" meta:image-count="1" meta:object-count="1" meta:page-count="3" meta:paragraph-count="57" meta:word-count="724" meta:character-count="4706"/>
    <meta:user-defined meta:name="Author_1">Javier D. Fernández -- jfernand@wu.ac.at -- Department of Informations Systems and Operations, Vienna University of Economics and Business, Vienna, Austria</meta:user-defined>
    <meta:user-defined meta:name="Author_2">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

<file path=Object 1/content.xml><?xml version="1.0" encoding="utf-8"?>
<math xmlns="http://www.w3.org/1998/Math/MathML" display="block">
  <semantics>
    <mrow>
      <mi mathvariant="normal">π</mi>
      <msup>
        <mi>r</mi>
        <mn>2</mn>
      </msup>
    </mrow>
    <annotation encoding="StarMath 5.0">%pi r^2</annotation>
  </semantics>
</math>
</file>